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fo:margin-top="2.794cm" fo:margin-bottom="0cm" table:align="left"/>
    </style:style>
    <style:style style:name="Table1.A" style:family="table-column">
      <style:table-column-properties style:column-width="11.351cm"/>
    </style:style>
    <style:style style:name="Table1.B" style:family="table-column">
      <style:table-column-properties style:column-width="1.349cm"/>
    </style:style>
    <style:style style:name="Table1.C" style:family="table-column">
      <style:table-column-properties style:column-width="3.678cm"/>
    </style:style>
    <style:style style:name="Table1.D" style:family="table-column">
      <style:table-column-properties style:column-width="1.217cm"/>
    </style:style>
    <style:style style:name="Table1.A1" style:family="table-cell">
      <style:table-cell-properties fo:padding="0.097cm" fo:border="none"/>
    </style:style>
    <style:style style:name="P1" style:family="paragraph" style:parent-style-name="Standard" style:master-page-name="First_20_Page">
      <style:paragraph-properties style:page-number="auto"/>
    </style:style>
    <style:style style:name="T1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setLang(user.lang or 'fr_FR')&gt;">&lt;setLang(user.lang or 'fr_FR')&gt;</text:text-input></text:p>
      <text:p text:style-name="Header_20_right">Nouméa le, <text:text-input text:description="&lt;formatLang(o.datewotime,date=True)&gt;">&lt;formatLang(o.datewotime,date=True)&gt;</text:text-input></text:p>
      <text:p text:style-name="Standard"><text:text-input text:description="&lt;o.partner_id.fullname&gt;">Fullname</text:text-input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<text:text-input text:description="&lt;for each='line in o.cardiology_line_ids'&gt;">&lt;for each='line in o.cardiology_line_ids'&gt;</text:text-input></text:p>
          </table:table-cell>
          <table:table-cell table:style-name="Table1.A1" table:number-columns-spanned="2" office:value-type="string">
            <text:p text:style-name="Table_20_Contents"/>
          </table:table-cell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line.exam_id.name&gt;">&lt;line.exam_id.name&gt;</text:text-input></text:p>
          </table:table-cell>
          <table:table-cell table:style-name="Table1.A1" table:number-columns-spanned="3" office:value-type="string">
            <text:p text:style-name="Table_20_Contents"><text:text-input text:description="&lt;line.comment&gt;">&lt;line.comment&gt;</text:text-input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Contents"><text:span text:style-name="Source_20_Text"><text:text-input text:description="&lt;/for&gt;">&lt;/for&gt;</text:text-input>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Table_20_Contents"><text:span text:style-name="Source_20_Text"/></text:p>
      <text:p text:style-name="Signature"><text:span text:style-name="Source_20_Text"><text:text-input text:description="&lt;user.signature&gt;">signature</text:text-input></text:span></text:p>
      <text:p text:style-name="Table_20_Contents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fo:margin-top="0cm" fo:margin-bottom="1.499cm"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size-asian="10.5pt"/>
    </style:style>
    <style:style style:name="Source_20_Text" style:display-name="Source Text" style:family="text">
      <style:text-properties style:font-name="DejaVu Sans Mono" style:font-name-asian="Droid Sans" style:font-name-complex="FreeSans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5-05-21T15:56:44</dc:date>
    <meta:editing-duration>PT5H15M20S</meta:editing-duration>
    <meta:editing-cycles>58</meta:editing-cycles>
    <meta:generator>LibreOffice/3.5$Linux_X86_64 LibreOffice_project/350m1$Build-2</meta:generator>
    <dc:creator>L. FRANCOIS</dc:creator>
    <meta:document-statistic meta:table-count="1" meta:image-count="0" meta:object-count="0" meta:page-count="1" meta:paragraph-count="8" meta:word-count="27" meta:character-count="360" meta:non-whitespace-character-count="341"/>
  </office:meta>
</office:document-meta>
</file>